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4.027cm"/>
    </style:style>
    <style:style style:name="co4" style:family="table-column">
      <style:table-column-properties fo:break-before="auto" style:column-width="4.071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tock_5f_loca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ock_loc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use_sublocation</text:p>
          </table:table-cell>
          <table:table-cell office:value-type="string">
            <text:p>sublocation_min</text:p>
          </table:table-cell>
          <table:table-cell office:value-type="string">
            <text:p>sublocation_max</text:p>
          </table:table-cell>
          <table:table-cell table:number-columns-repeated="1020"/>
        </table:table-row>
        <table:table-row table:style-name="ro1">
          <table:table-cell office:value-type="string">
            <text:p>DOCS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ELEC-COMPS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ELEC-CONNS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ELEC-PCB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ELEC-WIRE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FINGOODS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MECH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MECH-HW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SHIPPING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SHOPSUP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YARD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2014-06-30</text:date>, <text:time>22:2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ck_5f_location" style:display-name="PageStyle_stock_loc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OpenOffice/4.1.0$Win32 OpenOffice.org_project/410m18$Build-9764</meta:generator>
  </office:meta>
</office:document-meta>
</file>